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position="super 58%" style:text-underline-style="none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line-through-style="none"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68</text:p>
      <text:p text:style-name="P2">Month<text:tab/><text:tab/><text:tab/><text:tab/><text:tab/><text:tab/>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 discourse before leaving the old/</text:p>
      <text:p text:style-name="P7">Synagogue/</text:p>
      <text:p text:style-name="P7">On Cherry st near 3rd in 1868/</text:p>
      <text:p text:style-name="P7"/>
      <text:p text:style-name="P6">[Page 1]</text:p>
      <text:p text:style-name="P6">Dear Brethren! <text:s/>That which in irrational/ beings, is the effect of instinct, when exhibited by/ man, gives evidence of a tender heart. <text:s/>The/ frivolous, whose affections are as mutable as their/ purposes, will deride their neighbour, because/ he heaves <text:span text:style-name="T2">up</text:span><text:span text:style-name="T4"> a sigh even when parting with/ inanimate objects worn out by age; but methinks/ that one capable of so much sentiment, ought,/ on the contrary, to command our high regard./ <text:s/>For, not the object itself, but the ideas associated/ therewith elicit his feeling of regret. <text:s/>Beasts/ of prey like their dens, domestic animals their/ abodes, but man loves the spot in which a/ mother's caress, or a brother's innocent sports glad-/-dened his youthful days. <text:s/>He loves the spot/ in which when trouble overtook him, he stole away/ to weep over his reverses and his follies. <text:s/>He loves that/ where his infant lips were taught to sing the praise/ of his Almighty Protector. <text:s/>None among/ you, my dear friends! can more than myself/ loathe the deifying of perishable matter, but I/ disclaim any community of feelings with him </text:span><text:span text:style-name="T2">that</text:span><text:span text:style-name="T4">/ that looks unconcernedly on the </text:span><text:span text:style-name="T2">day</text:span><text:span text:style-name="T4"> decay of his parental roof;/</text:span></text:p>
      <text:p text:style-name="P6"><text:span text:style-name="T4"/></text:p>
      <text:p text:style-name="P6"><text:span text:style-name="T4">[Page 2]</text:span></text:p>
      <text:p text:style-name="P6"><text:span text:style-name="T4">who sees the dwelling in which his early life glided/ by, razed to the ground, and does not experience /a single sensation of disquietude. <text:s/>I am not a/ disciple of stoicism. <text:s/>It is a philosophy that/ deadens the </text:span><text:soft-page-break/><text:span text:style-name="T4">noblest impulses of our nature. <text:s/>I/ prefer the foibles concomitant with an oversensitive/ temperament; to the hardihood displayed by the fol-/-lowers of the Grecian Zeus. <text:s/>Therefore it is, that/ while I address you, painful thoughts will force/ themselves on my mind. <text:s/>The reflection that/ this house, wherein I, with </text:span><text:span text:style-name="T2">great</text:span><text:span text:style-name="T4"> trepidation, did once/ crave your indulgence to my deficiencies, and the/ assistance of my Maker in my humble endeavours,/ shall be no longer devoted to God; the reflection/ that we shall no more offer together in these holy/ courts our supplications and thanks; that yet a/ little while and that sacred receptacle shall not/ be known as the repository of our divine oracles,/ affects me greatly. <text:s/>But I will not conceal/ from you that another motive adds to my mental/ agitation. <text:s/>For nine consecutive years, I have prayed/ for you and with you, my beloved brethren! in a/ manner which I deem befitting the present state/</text:span></text:p>
      <text:p text:style-name="P6"><text:span text:style-name="T4"/></text:p>
      <text:p text:style-name="P6"><text:span text:style-name="T4">[Page 3]</text:span></text:p>
      <text:p text:style-name="P6"><text:span text:style-name="T4">of our nation and most adapted to Synagogue/ worship. <text:s/>While we continued resorting to this/ ancient place, a longing after inconsiderate change/ has been curbed. <text:s/>Whether the spirit of the departed,/ who served here the Lord with modesty and meekness/ protected this hallowed spot from the contaminations/ witnessed in others, I presume not to say; but/ hitherto the ritual handed down by our ancestors,/ has been adhered to unswervingly; the transcendent/ language in which god spoke, has echoed from/ these walls; the harrowing--though mellifluous--/ voice of a non-believer </text:span><text:span text:style-name="T2">of</text:span><text:span text:style-name="T4"> in Judaism, did not blend/ with our hymns and psalms, pageantry in the ex-/-ternal garb of our Sabbath gatherings, did not abstract/ the faithful from their devotions; but now this un-/-pretending building will be levelled[sic!] with the earth and/ superseded by another </text:span><text:span text:style-name="T2">superior in</text:span><text:span text:style-name="T4"> of imposing magnificence. <text:s/>Will/ we preserve in that, the simplicity we maintained/ in this? <text:s/>Will the satisfaction of having erected a/ more sightly structure in homage to our King, suffice/ us; or will it engender vainglory and with it ostenta-/-tion? <text:s/>Will the sight of an attractively new edifice/ excite a distaste for whatever is venerably old?/</text:span></text:p>
      <text:p text:style-name="P6"><text:span text:style-name="T4"/></text:p>
      <text:p text:style-name="P6"><text:span text:style-name="T4">[Page 4]</text:span></text:p>
      <text:p text:style-name="P6"><text:span text:style-name="T4">Will it give rise to innovations incompatible with/ our time-honored usages? <text:s/>Brethren! <text:s/>I ardently/ hope that we </text:span><text:span text:style-name="T5">all</text:span><text:span text:style-name="T6"> may sacrifice our private desires/ on the altar of unity and peace, but you must pardon/ me, if on the eve of abandoning for ever this sanctuary/ of the Eternal, gloomy thoughts and misgivings/ will ruffle my spirits. <text:s/>But need I indeed/ solicit your forgiveness? <text:s/>This Sabbath must/ surely more than in mine, awaken in </text:span><text:span text:style-name="T5">your</text:span><text:span text:style-name="T6"> breasts/ sad emotions. <text:s/>This day you will cast a retrospective/ glance to the years that have sunk into eternity./ <text:s/>The recollection of the delight you felt, when in childhood/ you first entered this habitation of the Most High,/ will flesh on your mind. <text:s/>You will perhaps gaze/ on the very spot on which your beloved parents then/ seated you. <text:s/>You will imagine to see before your/ eyes those venerated authors of your existence. <text:s/>There,/ a sainted mother pouring forth her entreaties, here,/ a lamented father intently listening to the recital of/ the law. <text:s/>You will call back the utter dejection that/ seized you, when revisiting this dwelling, after a/ bereavement, and the comfort obtained by communing/ with your wise and merciful Creator./</text:span></text:p>
      <text:p text:style-name="P6"><text:span text:style-name="T6"/></text:p>
      <text:p text:style-name="P6"><text:span text:style-name="T6">[Page 5]</text:span></text:p>
      <text:p text:style-name="P6"><text:span text:style-name="T6">You will remember the anxiety which had prompted/ you to seek his face, for the life of those you love/ above yourselves, and the gratitude experienced at their/ preservation. <text:s/>All those and numberless other remi-/-niscences will at this hour recur to your conceptions./ <text:s/>Could you then relinquish this consecrated home and/ bestow</text:span><text:span text:style-name="T7">2</text:span><text:span text:style-name="T8"> not</text:span><text:span text:style-name="T7">1</text:span><text:span text:style-name="T8"> upon it one rueful thought? <text:s/>And they/ who have seen the age of adolescence turn into full/ maturity, while steadily repairing hither, will they/ not, especially, regret that this Sabbath, will sever/ them from a spot wherewith the congregational history/ of &amp; seventy</text:span><text:span text:style-name="T7">2</text:span><text:span text:style-name="T8"> eight</text:span><text:span text:style-name="T7">1</text:span><text:span text:style-name="T8"> years is connected? <text:s/>We may/ reason with such, and convince them that the requirements/ of the time demanded the alteration; that the/ site of this Synagogue had grown totally unsuit-/-able; that its much-</text:span><text:soft-page-break/><text:span text:style-name="T8">impaired appearance ill-/became the dignity of the worship; but we shall not/ succeed in removing the pain that the severance/ occasions. <text:s/>I will not therefore venture on/ an ineffectual task; but as no other opportunity/ will be afforded me to address you all, ere we quit/ this holy place, I deem it a stringent duty to do/ so in a manner, which may hereafter remind you/</text:span></text:p>
      <text:p text:style-name="P6"><text:span text:style-name="T8"/></text:p>
      <text:p text:style-name="P6"><text:span text:style-name="T8">[Page 6]</text:span></text:p>
      <text:p text:style-name="P6"><text:span text:style-name="T8">of the last Sabbath we met within </text:span><text:span text:style-name="T3">those</text:span><text:span text:style-name="T8"> its courts./ <text:s/>Brothers and sisters! <text:s/>If these stones and this timber/ were endowed with speech, they would now charge/ us with the committal of actions detracting from the/ sanctity of a Synagogue. <text:s/>They would reproachfully/ stare him in the face, who, instead of being absorbed/ in devotion, jeered at his neighbour. <text:s/>They would/ point him out with the finger of disgrace, who/ indulged in censorious remarks and uncharitable hints;/ They would tell of some who evinced impatience, when/ the service was protracted beyond the hour he himself/ had designed; of others who were tardy in their attend-/-ance and listless at the performance of our rites./ <text:s/>They would say that peace did not always reign/ among those who had assembled to adore the same/ God; that even when fulfilling a religious obser-/-vance, the seeds of discord were sown./</text:span></text:p>
      <text:p text:style-name="P6"><text:span text:style-name="T8">I am aware that my allusions are poignant, but/ however expedient it might have been under different/ circumstances to temper their keenness, this day/ imperatively asks that I should spare none. <text:s/>No;/ if we must abandon a place fraught with solemn/ recollections, let us abandon also the evil habits exhibited/</text:span></text:p>
      <text:p text:style-name="P6"><text:span text:style-name="T8"/></text:p>
      <text:p text:style-name="P6"><text:span text:style-name="T8">[Page 7]</text:span></text:p>
      <text:p text:style-name="P6"><text:span text:style-name="T8">while we continued therein. <text:s/>Let us cherish the/ memorials of the past, when tending to soften our/ feelings, but let us leave for ever behind, what was/ reprehensible in us. <text:s/>In parting with this Synagogue/ </text:span><text:span text:style-name="T3">which</text:span><text:span text:style-name="T8"> by our demeanour frequently slighted--we must pro-/-mise that the other we will soon occupy, shall not/ witness what I have exposed as derogatory./</text:span></text:p>
      <text:p text:style-name="P6"><text:span text:style-name="T8">It has been said with justice that the interior of that/ structure exceeds its exterior in beauty; let it be,/ my friends! the type of its attendants. <text:s/>Let our/ </text:span><text:span text:style-name="T9">inward</text:span><text:span text:style-name="T8"> worship more than </text:span><text:span text:style-name="T9">outward</text:span><text:span text:style-name="T8"> show, prove/ our piety. <text:s/>In order to demonstrate it clearly, we/ should repair thither betimes, and demean decorou-/-sly. <text:s/>We should let our voice join in the praises/ of God, but not with clamour to gratify an inexcu-/-sable vanity. <text:s/>We should evidence our attachment/ to the sacred house we have reared, by supporting/ it with generous offerings, but we should never/ suffer the latter to encroach on the hours devoted to/ prayers. <text:s/>We should all strive to render that/ edifice more the promoter of good-will among the/ living members of Israel, than the propitiator for/ the soul of their dead. <text:s/>We should be exceedingly/</text:span></text:p>
      <text:p text:style-name="P6"><text:span text:style-name="T8"/></text:p>
      <text:p text:style-name="P6"><text:span text:style-name="T8">[Page 8]</text:span></text:p>
      <text:p text:style-name="P6"><text:span text:style-name="T8">wary not to lay our hand on that which </text:span><text:span text:style-name="T3">is sta</text:span><text:span text:style-name="T8">/ </text:span><text:span text:style-name="T3">founded</text:span><text:span text:style-name="T8"> stands on the broad foundations of the/ Torah and its oral exposition; not to be lured/ to refashion our ancient usages in the mould of/ individual opinions and crotchets; but each of us/ should contribute to enhance our </text:span><text:span text:style-name="T9">present</text:span><text:span text:style-name="T8"> mode/ of worshipping[sic!], by preventing any act of irre-/-verence and levity; of ill-timed and vociferous/ singing; the winking of the eye, and the/ </text:span><text:span text:style-name="T3">pratting</text:span><text:span text:style-name="T8"> of the tongue. <text:s/>Thus improved, the/ regret of having bid this spot a last farewell,/ will be </text:span><text:span text:style-name="T3">relieved</text:span><text:span text:style-name="T8"> assuaged by the reflection that in it we/ promised our amendment. <text:s/>This Sabbath on/ which we end the third book of the law </text:span><text:span text:style-name="T3">of</text:span><text:span text:style-name="T8"> and our stay/ in this Sanctuary, will then be ever remembered,/ we shall experience hereafter the satisfaction that/ it was profitably spent, that if our fathers came/ in with joy, we </text:span><text:span text:style-name="T3">go</text:span><text:span text:style-name="T8"> went forth in peace, "and </text:span><text:span text:style-name="T3">that</text:span><text:span text:style-name="T8"> the/ glory of the latter house shall be greater than/ that of the former, for in that place the Lord of hosts/ will grant peace. <text:s/>[Hebrew]/ [Hebrew]/ Let us pray that it may be so./</text:span></text:p>
      <text:p text:style-name="P6"><text:span text:style-name="T8"/></text:p>
      <text:p text:style-name="P6"><text:span text:style-name="T8">[Page 9]</text:span></text:p>
      <text:p text:style-name="P6"><text:span text:style-name="T8">O Lord of hosts! <text:s/>Once more thy children delight/ in prostrating themselves before the ark, that/ has treasured up the relics of their religion. <text:s/>They/ take pleasure even in the stones of the house,/ which the </text:span><text:soft-page-break/><text:span text:style-name="T8">hand of their fathers founded and they/ devoted to Thee. <text:s/>Bless them, and gladden/ their hearts with the hope that thy glory/ will hover above them, wherever they shall gather/ to pray. <text:s/>That their supplications will from thence/ ascend thy throne, and be accepted as a grateful/ offering. <text:s/>O bless their old and their young,/ their widows and their orphans, their temporal/ leaders and spiritual guide; </text:span><text:span text:style-name="T3">And</text:span><text:span text:style-name="T8"> Mayest Thou/ deign to add infinitely to the number of this holy Congregation./ <text:s/>Lead them forth with thine own hand and establish them in/ the place, which they have wrought for Thy/ residence O Eternal! <text:s/>And let their example/ therein teach their sons and their daughters/ to "serve Thee with fear and rejoice with trembling,"/ for; "holiness will grace thy house, O Lord, to/ the utmost length of days" [Hebrew]/ Amen and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9T11:52:20.53</meta:creation-date>
    <dc:date>2012-09-19T12:33:37.33</dc:date>
    <dc:creator>Penn Libraries</dc:creator>
    <meta:editing-duration>PT00H01M2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1917" meta:character-count="11791"/>
  </office:meta>
</office:document-meta>
</file>